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3.104cm"/>
    </style:style>
    <style:style style:name="co4" style:family="table-column">
      <style:table-column-properties fo:break-before="auto" style:column-width="3.4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>
        <table:shapes>
          <draw:frame draw:z-index="0" draw:style-name="gr1" draw:text-style-name="P1" svg:width="22.321cm" svg:height="11.277cm" svg:x="28.505cm" svg:y="0.967cm">
            <draw:object draw:notify-on-update-of-ranges="Arkusz1.B2:Arkusz1.B2 Arkusz1.J2:Arkusz1.J8 Arkusz1.J2:Arkusz1.J8 Arkusz1.B2:Arkusz1.B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Probka</text:p>
          </table:table-cell>
          <table:table-cell office:value-type="string" calcext:value-type="string">
            <text:p>L.zliczen</text:p>
          </table:table-cell>
          <table:table-cell office:value-type="string" calcext:value-type="string">
            <text:p>czas(100sek)</text:p>
          </table:table-cell>
          <table:table-cell office:value-type="string" calcext:value-type="string">
            <text:p>waga[g]</text:p>
          </table:table-cell>
          <table:table-cell office:value-type="string" calcext:value-type="string">
            <text:p>srednica[cm]</text:p>
          </table:table-cell>
          <table:table-cell office:value-type="string" calcext:value-type="string">
            <text:p>wysokosc[cm]</text:p>
          </table:table-cell>
          <table:table-cell office:value-type="string" calcext:value-type="string">
            <text:p>objetosc[cm^3]</text:p>
          </table:table-cell>
          <table:table-cell office:value-type="string" calcext:value-type="string">
            <text:p>Zawartosc H[%]</text:p>
          </table:table-cell>
          <table:table-cell office:value-type="string" calcext:value-type="string">
            <text:p>H[g]</text:p>
          </table:table-cell>
          <table:table-cell office:value-type="string" calcext:value-type="string">
            <text:p>rho[g/cm^3]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W7-parafina</text:p>
          </table:table-cell>
          <table:table-cell office:value-type="float" office:value="65035" calcext:value-type="float">
            <text:p>65035</text:p>
          </table:table-cell>
          <table:table-cell/>
          <table:table-cell office:value-type="float" office:value="298.4" calcext:value-type="float">
            <text:p>298,4</text:p>
          </table:table-cell>
          <table:table-cell office:value-type="float" office:value="9.9" calcext:value-type="float">
            <text:p>9,9</text:p>
          </table:table-cell>
          <table:table-cell office:value-type="float" office:value="4.5" calcext:value-type="float">
            <text:p>4,5</text:p>
          </table:table-cell>
          <table:table-cell table:formula="of:=(PI()*[.E2]*[.E2]*[.F2])/4" office:value-type="float" office:value="346.395932975628" calcext:value-type="float">
            <text:p>346,3959329756</text:p>
          </table:table-cell>
          <table:table-cell office:value-type="float" office:value="15.1" calcext:value-type="float">
            <text:p>15,1</text:p>
          </table:table-cell>
          <table:table-cell table:formula="of:=[.D2]*[.H2]/100" office:value-type="float" office:value="45.0584" calcext:value-type="float">
            <text:p>45,0584</text:p>
          </table:table-cell>
          <table:table-cell table:formula="of:=[.I2]/[.G2]" office:value-type="float" office:value="0.130077739692083" calcext:value-type="float">
            <text:p>0,1300777397</text:p>
          </table:table-cell>
          <table:table-cell/>
          <table:table-cell office:value-type="float" office:value="430112" calcext:value-type="float">
            <text:p>430112</text:p>
          </table:table-cell>
          <table:table-cell office:value-type="float" office:value="9487.86" calcext:value-type="float">
            <text:p>9487,86</text:p>
          </table:table-cell>
        </table:table-row>
        <table:table-row table:style-name="ro1">
          <table:table-cell office:value-type="string" calcext:value-type="string">
            <text:p>W6</text:p>
          </table:table-cell>
          <table:table-cell office:value-type="float" office:value="56688" calcext:value-type="float">
            <text:p>56688</text:p>
          </table:table-cell>
          <table:table-cell/>
          <table:table-cell office:value-type="float" office:value="436.25" calcext:value-type="float">
            <text:p>436,25</text:p>
          </table:table-cell>
          <table:table-cell office:value-type="float" office:value="10" calcext:value-type="float">
            <text:p>10</text:p>
          </table:table-cell>
          <table:table-cell office:value-type="float" office:value="4.6" calcext:value-type="float">
            <text:p>4,6</text:p>
          </table:table-cell>
          <table:table-cell table:formula="of:=(PI()*[.E3]*[.E3]*[.F3])/4" office:value-type="float" office:value="361.283155162826" calcext:value-type="float">
            <text:p>361,2831551628</text:p>
          </table:table-cell>
          <table:table-cell office:value-type="float" office:value="8.89" calcext:value-type="float">
            <text:p>8,89</text:p>
          </table:table-cell>
          <table:table-cell table:formula="of:=[.D3]*[.H3]/100" office:value-type="float" office:value="38.782625" calcext:value-type="float">
            <text:p>38,782625</text:p>
          </table:table-cell>
          <table:table-cell table:formula="of:=[.I3]/[.G3]" office:value-type="float" office:value="0.107346895214423" calcext:value-type="float">
            <text:p>0,10734689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5</text:p>
          </table:table-cell>
          <table:table-cell office:value-type="float" office:value="52691" calcext:value-type="float">
            <text:p>52691</text:p>
          </table:table-cell>
          <table:table-cell/>
          <table:table-cell office:value-type="float" office:value="414.5" calcext:value-type="float">
            <text:p>414,5</text:p>
          </table:table-cell>
          <table:table-cell office:value-type="float" office:value="10" calcext:value-type="float">
            <text:p>10</text:p>
          </table:table-cell>
          <table:table-cell office:value-type="float" office:value="4.4" calcext:value-type="float">
            <text:p>4,4</text:p>
          </table:table-cell>
          <table:table-cell table:formula="of:=(PI()*[.E4]*[.E4]*[.F4])/4" office:value-type="float" office:value="345.575191894877" calcext:value-type="float">
            <text:p>345,5751918949</text:p>
          </table:table-cell>
          <table:table-cell office:value-type="float" office:value="8.08" calcext:value-type="float">
            <text:p>8,08</text:p>
          </table:table-cell>
          <table:table-cell table:formula="of:=[.D4]*[.H4]/100" office:value-type="float" office:value="33.4916" calcext:value-type="float">
            <text:p>33,4916</text:p>
          </table:table-cell>
          <table:table-cell table:formula="of:=[.I4]/[.G4]" office:value-type="float" office:value="0.0969155216737549" calcext:value-type="float">
            <text:p>0,0969155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48084" calcext:value-type="float">
            <text:p>48084</text:p>
          </table:table-cell>
          <table:table-cell/>
          <table:table-cell office:value-type="float" office:value="478.44" calcext:value-type="float">
            <text:p>478,44</text:p>
          </table:table-cell>
          <table:table-cell office:value-type="float" office:value="9.9" calcext:value-type="float">
            <text:p>9,9</text:p>
          </table:table-cell>
          <table:table-cell office:value-type="float" office:value="4.4" calcext:value-type="float">
            <text:p>4,4</text:p>
          </table:table-cell>
          <table:table-cell table:formula="of:=(PI()*[.E5]*[.E5]*[.F5])/4" office:value-type="float" office:value="338.698245576169" calcext:value-type="float">
            <text:p>338,6982455762</text:p>
          </table:table-cell>
          <table:table-cell office:value-type="float" office:value="6.42" calcext:value-type="float">
            <text:p>6,42</text:p>
          </table:table-cell>
          <table:table-cell table:formula="of:=[.D5]*[.H5]/100" office:value-type="float" office:value="30.715848" calcext:value-type="float">
            <text:p>30,715848</text:p>
          </table:table-cell>
          <table:table-cell table:formula="of:=[.I5]/[.G5]" office:value-type="float" office:value="0.0906879453944274" calcext:value-type="float">
            <text:p>0,09068794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44622" calcext:value-type="float">
            <text:p>44622</text:p>
          </table:table-cell>
          <table:table-cell/>
          <table:table-cell office:value-type="float" office:value="538.28" calcext:value-type="float">
            <text:p>538,28</text:p>
          </table:table-cell>
          <table:table-cell office:value-type="float" office:value="9.9" calcext:value-type="float">
            <text:p>9,9</text:p>
          </table:table-cell>
          <table:table-cell office:value-type="float" office:value="4.5" calcext:value-type="float">
            <text:p>4,5</text:p>
          </table:table-cell>
          <table:table-cell table:formula="of:=(PI()*[.E6]*[.E6]*[.F6])/4" office:value-type="float" office:value="346.395932975628" calcext:value-type="float">
            <text:p>346,3959329756</text:p>
          </table:table-cell>
          <table:table-cell office:value-type="float" office:value="5.45" calcext:value-type="float">
            <text:p>5,45</text:p>
          </table:table-cell>
          <table:table-cell table:formula="of:=[.D6]*[.H6]/100" office:value-type="float" office:value="29.33626" calcext:value-type="float">
            <text:p>29,33626</text:p>
          </table:table-cell>
          <table:table-cell table:formula="of:=[.I6]/[.G6]" office:value-type="float" office:value="0.0846899666170852" calcext:value-type="float">
            <text:p>0,08468996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18598" calcext:value-type="float">
            <text:p>18598</text:p>
          </table:table-cell>
          <table:table-cell/>
          <table:table-cell office:value-type="float" office:value="434.46" calcext:value-type="float">
            <text:p>434,46</text:p>
          </table:table-cell>
          <table:table-cell office:value-type="float" office:value="10" calcext:value-type="float">
            <text:p>10</text:p>
          </table:table-cell>
          <table:table-cell office:value-type="float" office:value="4.3" calcext:value-type="float">
            <text:p>4,3</text:p>
          </table:table-cell>
          <table:table-cell table:formula="of:=(PI()*[.E7]*[.E7]*[.F7])/4" office:value-type="float" office:value="337.721210260903" calcext:value-type="float">
            <text:p>337,7212102609</text:p>
          </table:table-cell>
          <table:table-cell office:value-type="float" office:value="2.05" calcext:value-type="float">
            <text:p>2,05</text:p>
          </table:table-cell>
          <table:table-cell table:formula="of:=[.D7]*[.H7]/100" office:value-type="float" office:value="8.90643" calcext:value-type="float">
            <text:p>8,90643</text:p>
          </table:table-cell>
          <table:table-cell table:formula="of:=[.I7]/[.G7]" office:value-type="float" office:value="0.0263721369265479" calcext:value-type="float">
            <text:p>0,02637213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11276" calcext:value-type="float">
            <text:p>11276</text:p>
          </table:table-cell>
          <table:table-cell/>
          <table:table-cell office:value-type="float" office:value="766.3" calcext:value-type="float">
            <text:p>766,3</text:p>
          </table:table-cell>
          <table:table-cell office:value-type="float" office:value="10" calcext:value-type="float">
            <text:p>10</text:p>
          </table:table-cell>
          <table:table-cell office:value-type="float" office:value="4.6" calcext:value-type="float">
            <text:p>4,6</text:p>
          </table:table-cell>
          <table:table-cell table:formula="of:=(PI()*[.E8]*[.E8]*[.F8])/4" office:value-type="float" office:value="361.283155162826" calcext:value-type="float">
            <text:p>361,2831551628</text:p>
          </table:table-cell>
          <table:table-cell office:value-type="float" office:value="0" calcext:value-type="float">
            <text:p>0</text:p>
          </table:table-cell>
          <table:table-cell table:formula="of:=[.D8]*[.H8]/100" office:value-type="float" office:value="0" calcext:value-type="float">
            <text:p>0</text:p>
          </table:table-cell>
          <table:table-cell table:formula="of:=[.I8]/[.G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(PI()*[.E9]*[.E9]*[.F9])/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20634" calcext:value-type="float">
            <text:p>20634</text:p>
          </table:table-cell>
          <table:table-cell/>
          <table:table-cell office:value-type="float" office:value="181.31" calcext:value-type="float">
            <text:p>181,31</text:p>
          </table:table-cell>
          <table:table-cell office:value-type="float" office:value="9.8" calcext:value-type="float">
            <text:p>9,8</text:p>
          </table:table-cell>
          <table:table-cell office:value-type="float" office:value="4.4" calcext:value-type="float">
            <text:p>4,4</text:p>
          </table:table-cell>
          <table:table-cell table:formula="of:=(PI()*[.E10]*[.E10]*[.F10])/4" office:value-type="float" office:value="331.89041429584" calcext:value-type="float">
            <text:p>331,8904142958</text:p>
          </table:table-cell>
          <table:table-cell table:formula="of:=([.I10]/[.D10])*100" office:value-type="float" office:value="4.74368547184763" calcext:value-type="float">
            <text:p>4,7436854718</text:p>
          </table:table-cell>
          <table:table-cell table:formula="of:=[.J10]*[.G10]" office:value-type="float" office:value="8.60077612900695" calcext:value-type="float">
            <text:p>8,600776129</text:p>
          </table:table-cell>
          <table:table-cell table:formula="of:=([.B10]-[.$M$2])/[.$L$2]" office:value-type="float" office:value="0.0259145059891377" calcext:value-type="float">
            <text:p>0,0259145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55253" calcext:value-type="float">
            <text:p>55253</text:p>
          </table:table-cell>
          <table:table-cell/>
          <table:table-cell office:value-type="float" office:value="371.6" calcext:value-type="float">
            <text:p>371,6</text:p>
          </table:table-cell>
          <table:table-cell office:value-type="float" office:value="10" calcext:value-type="float">
            <text:p>10</text:p>
          </table:table-cell>
          <table:table-cell office:value-type="float" office:value="4.4" calcext:value-type="float">
            <text:p>4,4</text:p>
          </table:table-cell>
          <table:table-cell table:formula="of:=(PI()*[.E11]*[.E11]*[.F11])/4" office:value-type="float" office:value="345.575191894877" calcext:value-type="float">
            <text:p>345,5751918949</text:p>
          </table:table-cell>
          <table:table-cell table:formula="of:=([.I11]/[.D11])*100" office:value-type="float" office:value="9.89509774017901" calcext:value-type="float">
            <text:p>9,8950977402</text:p>
          </table:table-cell>
          <table:table-cell table:formula="of:=[.J11]*[.G11]" office:value-type="float" office:value="36.7701832025052" calcext:value-type="float">
            <text:p>36,7701832025</text:p>
          </table:table-cell>
          <table:table-cell table:formula="of:=([.B11]-[.$M$2])/[.$L$2]" office:value-type="float" office:value="0.106402843910423" calcext:value-type="float">
            <text:p>0,10640284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3</text:p>
          </table:table-cell>
          <table:table-cell office:value-type="float" office:value="15683" calcext:value-type="float">
            <text:p>15683</text:p>
          </table:table-cell>
          <table:table-cell/>
          <table:table-cell office:value-type="float" office:value="511.34" calcext:value-type="float">
            <text:p>511,34</text:p>
          </table:table-cell>
          <table:table-cell office:value-type="float" office:value="10" calcext:value-type="float">
            <text:p>10</text:p>
          </table:table-cell>
          <table:table-cell office:value-type="float" office:value="4.4" calcext:value-type="float">
            <text:p>4,4</text:p>
          </table:table-cell>
          <table:table-cell table:formula="of:=(PI()*[.E12]*[.E12]*[.F12])/4" office:value-type="float" office:value="345.575191894877" calcext:value-type="float">
            <text:p>345,5751918949</text:p>
          </table:table-cell>
          <table:table-cell table:formula="of:=([.I12]/[.D12])*100" office:value-type="float" office:value="0.973424687718922" calcext:value-type="float">
            <text:p>0,9734246877</text:p>
          </table:table-cell>
          <table:table-cell table:formula="of:=[.J12]*[.G12]" office:value-type="float" office:value="4.97750979818194" calcext:value-type="float">
            <text:p>4,9775097982</text:p>
          </table:table-cell>
          <table:table-cell table:formula="of:=([.B12]-[.$M$2])/[.$L$2]" office:value-type="float" office:value="0.0144035507030727" calcext:value-type="float">
            <text:p>0,01440355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4</text:p>
          </table:table-cell>
          <table:table-cell office:value-type="float" office:value="14594" calcext:value-type="float">
            <text:p>14594</text:p>
          </table:table-cell>
          <table:table-cell/>
          <table:table-cell office:value-type="float" office:value="590.2" calcext:value-type="float">
            <text:p>590,2</text:p>
          </table:table-cell>
          <table:table-cell office:value-type="float" office:value="9.7" calcext:value-type="float">
            <text:p>9,7</text:p>
          </table:table-cell>
          <table:table-cell office:value-type="float" office:value="4.2" calcext:value-type="float">
            <text:p>4,2</text:p>
          </table:table-cell>
          <table:table-cell table:formula="of:=(PI()*[.E13]*[.E13]*[.F13])/4" office:value-type="float" office:value="310.372075415077" calcext:value-type="float">
            <text:p>310,3720754151</text:p>
          </table:table-cell>
          <table:table-cell table:formula="of:=([.I13]/[.D13])*100" office:value-type="float" office:value="0.624301809666612" calcext:value-type="float">
            <text:p>0,6243018097</text:p>
          </table:table-cell>
          <table:table-cell table:formula="of:=[.J13]*[.G13]" office:value-type="float" office:value="3.68462928065234" calcext:value-type="float">
            <text:p>3,6846292807</text:p>
          </table:table-cell>
          <table:table-cell table:formula="of:=([.B13]-[.$M$2])/[.$L$2]" office:value-type="float" office:value="0.0118716520348188" calcext:value-type="float">
            <text:p>0,0118716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5</text:p>
          </table:table-cell>
          <table:table-cell office:value-type="float" office:value="15017" calcext:value-type="float">
            <text:p>15017</text:p>
          </table:table-cell>
          <table:table-cell/>
          <table:table-cell office:value-type="float" office:value="593.58" calcext:value-type="float">
            <text:p>593,58</text:p>
          </table:table-cell>
          <table:table-cell office:value-type="float" office:value="9.9" calcext:value-type="float">
            <text:p>9,9</text:p>
          </table:table-cell>
          <table:table-cell office:value-type="float" office:value="4.4" calcext:value-type="float">
            <text:p>4,4</text:p>
          </table:table-cell>
          <table:table-cell table:formula="of:=(PI()*[.E14]*[.E14]*[.F14])/4" office:value-type="float" office:value="338.698245576169" calcext:value-type="float">
            <text:p>338,6982455762</text:p>
          </table:table-cell>
          <table:table-cell table:formula="of:=([.I14]/[.D14])*100" office:value-type="float" office:value="0.733516208284456" calcext:value-type="float">
            <text:p>0,7335162083</text:p>
          </table:table-cell>
          <table:table-cell table:formula="of:=[.J14]*[.G14]" office:value-type="float" office:value="4.35400550913488" calcext:value-type="float">
            <text:p>4,3540055091</text:p>
          </table:table-cell>
          <table:table-cell table:formula="of:=([.B14]-[.$M$2])/[.$L$2]" office:value-type="float" office:value="0.0128551168067852" calcext:value-type="float">
            <text:p>0,01285511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6</text:p>
          </table:table-cell>
          <table:table-cell office:value-type="float" office:value="52814" calcext:value-type="float">
            <text:p>52814</text:p>
          </table:table-cell>
          <table:table-cell/>
          <table:table-cell office:value-type="float" office:value="416.6" calcext:value-type="float">
            <text:p>416,6</text:p>
          </table:table-cell>
          <table:table-cell office:value-type="float" office:value="9.9" calcext:value-type="float">
            <text:p>9,9</text:p>
          </table:table-cell>
          <table:table-cell office:value-type="float" office:value="4.5" calcext:value-type="float">
            <text:p>4,5</text:p>
          </table:table-cell>
          <table:table-cell table:formula="of:=(PI()*[.E15]*[.E15]*[.F15])/4" office:value-type="float" office:value="346.395932975628" calcext:value-type="float">
            <text:p>346,3959329756</text:p>
          </table:table-cell>
          <table:table-cell table:formula="of:=([.I15]/[.D15])*100" office:value-type="float" office:value="8.37571628873721" calcext:value-type="float">
            <text:p>8,3757162887</text:p>
          </table:table-cell>
          <table:table-cell table:formula="of:=[.J15]*[.G15]" office:value-type="float" office:value="34.8932340588792" calcext:value-type="float">
            <text:p>34,8932340589</text:p>
          </table:table-cell>
          <table:table-cell table:formula="of:=([.B15]-[.$M$2])/[.$L$2]" office:value-type="float" office:value="0.10073222788483" calcext:value-type="float">
            <text:p>0,10073222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7</text:p>
          </table:table-cell>
          <table:table-cell office:value-type="float" office:value="56700" calcext:value-type="float">
            <text:p>56700</text:p>
          </table:table-cell>
          <table:table-cell/>
          <table:table-cell office:value-type="float" office:value="439.47" calcext:value-type="float">
            <text:p>439,47</text:p>
          </table:table-cell>
          <table:table-cell office:value-type="float" office:value="10" calcext:value-type="float">
            <text:p>10</text:p>
          </table:table-cell>
          <table:table-cell office:value-type="float" office:value="4.6" calcext:value-type="float">
            <text:p>4,6</text:p>
          </table:table-cell>
          <table:table-cell table:formula="of:=(PI()*[.E16]*[.E16]*[.F16])/4" office:value-type="float" office:value="361.283155162826" calcext:value-type="float">
            <text:p>361,2831551628</text:p>
          </table:table-cell>
          <table:table-cell table:formula="of:=([.I16]/[.D16])*100" office:value-type="float" office:value="9.02382379058436" calcext:value-type="float">
            <text:p>9,0238237906</text:p>
          </table:table-cell>
          <table:table-cell table:formula="of:=[.J16]*[.G16]" office:value-type="float" office:value="39.6569984124811" calcext:value-type="float">
            <text:p>39,6569984125</text:p>
          </table:table-cell>
          <table:table-cell table:formula="of:=([.B16]-[.$M$2])/[.$L$2]" office:value-type="float" office:value="0.109767083922327" calcext:value-type="float">
            <text:p>0,1097670839</text:p>
          </table:table-cell>
          <table:table-cell table:number-columns-repeated="3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u(V)</text:p>
          </table:table-cell>
          <table:table-cell office:value-type="string" calcext:value-type="string">
            <text:p>u(H)</text:p>
          </table:table-cell>
          <table:table-cell office:value-type="string" calcext:value-type="string">
            <text:p>u(d)</text:p>
          </table:table-cell>
          <table:table-cell office:value-type="string" calcext:value-type="string">
            <text:p>u(rho)</text:p>
          </table:table-cell>
          <table:table-cell office:value-type="string" calcext:value-type="string">
            <text:p>u(b)</text:p>
          </table:table-cell>
          <table:table-cell office:value-type="string" calcext:value-type="string">
            <text:p>u(a)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1</text:p>
          </table:table-cell>
          <table:table-cell table:formula="of:=SQRT( ([.E10]*[.E10]*[.$I$27]*[.E10]*[.E10]*[.$I$27]) + ([.E10]*[.F10]*[.$J$27]*[.E10]*[.F10]*[.$J$27]) )" office:value-type="float" office:value="10.1377286787695" calcext:value-type="float">
            <text:p>10,1377286788</text:p>
          </table:table-cell>
          <table:table-cell table:number-columns-repeated="2" office:value-type="float" office:value="0.1" calcext:value-type="float">
            <text:p>0,1</text:p>
          </table:table-cell>
          <table:table-cell table:formula="of:=SQRT( ([.$I$24]*[.$I$24]) + ([.$J$24]*([.B10]-[.$M$2])*[.$J$24]*([.B10]-[.$M$2]))  )" office:value-type="float" office:value="0.00308611062833544" calcext:value-type="float">
            <text:p>0,0030861106</text:p>
          </table:table-cell>
          <table:table-cell office:value-type="float" office:value="1273" calcext:value-type="float">
            <text:p>1273</text:p>
          </table:table-cell>
          <table:table-cell office:value-type="float" office:value="14510" calcext:value-type="float">
            <text:p>1451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2</text:p>
          </table:table-cell>
          <table:table-cell table:formula="of:=SQRT( ([.E11]*[.E11]*[.$I$27]*[.E11]*[.E11]*[.$I$27]) + ([.E11]*[.F11]*[.$J$27]*[.E11]*[.F11]*[.$J$27]) )" office:value-type="float" office:value="10.4620224052561" calcext:value-type="float">
            <text:p>10,4620224053</text:p>
          </table:table-cell>
          <table:table-cell table:number-columns-repeated="2"/>
          <table:table-cell table:formula="of:=SQRT( ([.$I$24]*[.$I$24]) + ([.$J$24]*([.B11]-[.$M$2])*[.$J$24]*([.B11]-[.$M$2]))  )" office:value-type="float" office:value="0.0046523762300296" calcext:value-type="float">
            <text:p>0,0046523762</text:p>
          </table:table-cell>
          <table:table-cell office:value-type="string" calcext:value-type="string">
            <text:p>u(rho1)</text:p>
          </table:table-cell>
          <table:table-cell office:value-type="string" calcext:value-type="string">
            <text:p>u(rho2)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3</text:p>
          </table:table-cell>
          <table:table-cell table:formula="of:=SQRT( ([.E12]*[.E12]*[.$I$27]*[.E12]*[.E12]*[.$I$27]) + ([.E12]*[.F12]*[.$J$27]*[.E12]*[.F12]*[.$J$27]) )" office:value-type="float" office:value="10.4620224052561" calcext:value-type="float">
            <text:p>10,4620224053</text:p>
          </table:table-cell>
          <table:table-cell table:number-columns-repeated="2"/>
          <table:table-cell table:formula="of:=SQRT( ([.$I$24]*[.$I$24]) + ([.$J$24]*([.B12]-[.$M$2])*[.$J$24]*([.B12]-[.$M$2]))  )" office:value-type="float" office:value="0.0029993162461641" calcext:value-type="float">
            <text:p>0,0029993162</text:p>
          </table:table-cell>
          <table:table-cell table:formula="of:=[.$I$22]/[.$L$2]" office:value-type="float" office:value="0.00295969421918012" calcext:value-type="float">
            <text:p>0,0029596942</text:p>
          </table:table-cell>
          <table:table-cell table:formula="of:=[.$J$22]/([.$L$2]*[.$L$2])" office:value-type="float" office:value="0.0000000784339873145804" calcext:value-type="float">
            <text:p>7,84339873145804E-00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4</text:p>
          </table:table-cell>
          <table:table-cell table:formula="of:=SQRT( ([.E13]*[.E13]*[.$I$27]*[.E13]*[.E13]*[.$I$27]) + ([.E13]*[.F13]*[.$J$27]*[.E13]*[.F13]*[.$J$27]) )" office:value-type="float" office:value="9.77557885143246" calcext:value-type="float">
            <text:p>9,7755788514</text:p>
          </table:table-cell>
          <table:table-cell table:number-columns-repeated="2"/>
          <table:table-cell table:formula="of:=SQRT( ([.$I$24]*[.$I$24]) + ([.$J$24]*([.B13]-[.$M$2])*[.$J$24]*([.B13]-[.$M$2]))  )" office:value-type="float" office:value="0.00298666805185698" calcext:value-type="float">
            <text:p>0,002986668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P5</text:p>
          </table:table-cell>
          <table:table-cell table:formula="of:=SQRT( ([.E14]*[.E14]*[.$I$27]*[.E14]*[.E14]*[.$I$27]) + ([.E14]*[.F14]*[.$J$27]*[.E14]*[.F14]*[.$J$27]) )" office:value-type="float" office:value="10.299158984284" calcext:value-type="float">
            <text:p>10,2991589843</text:p>
          </table:table-cell>
          <table:table-cell table:number-columns-repeated="2"/>
          <table:table-cell table:formula="of:=SQRT( ([.$I$24]*[.$I$24]) + ([.$J$24]*([.B14]-[.$M$2])*[.$J$24]*([.B14]-[.$M$2]))  )" office:value-type="float" office:value="0.00299129766244908" calcext:value-type="float">
            <text:p>0,0029912977</text:p>
          </table:table-cell>
          <table:table-cell office:value-type="string" calcext:value-type="string">
            <text:p>u(V1)</text:p>
          </table:table-cell>
          <table:table-cell office:value-type="string" calcext:value-type="string">
            <text:p>u(V2)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6</text:p>
          </table:table-cell>
          <table:table-cell table:formula="of:=SQRT( ([.E15]*[.E15]*[.$I$27]*[.E15]*[.E15]*[.$I$27]) + ([.E15]*[.F15]*[.$J$27]*[.E15]*[.F15]*[.$J$27]) )" office:value-type="float" office:value="10.403122734156" calcext:value-type="float">
            <text:p>10,4031227342</text:p>
          </table:table-cell>
          <table:table-cell table:number-columns-repeated="2"/>
          <table:table-cell table:formula="of:=SQRT( ([.$I$24]*[.$I$24]) + ([.$J$24]*([.B15]-[.$M$2])*[.$J$24]*([.B15]-[.$M$2]))  )" office:value-type="float" office:value="0.00450642186051514" calcext:value-type="float">
            <text:p>0,0045064219</text:p>
          </table:table-cell>
          <table:table-cell table:formula="of:=(PI()*[.$F$22])/4" office:value-type="float" office:value="0.0785398163397448" calcext:value-type="float">
            <text:p>0,0785398163</text:p>
          </table:table-cell>
          <table:table-cell table:formula="of:=(PI()*[.$G$22])/2" office:value-type="float" office:value="0.15707963267949" calcext:value-type="float">
            <text:p>0,157079632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7</text:p>
          </table:table-cell>
          <table:table-cell table:formula="of:=SQRT( ([.E16]*[.E16]*[.$I$27]*[.E16]*[.E16]*[.$I$27]) + ([.E16]*[.F16]*[.$J$27]*[.E16]*[.F16]*[.$J$27]) )" office:value-type="float" office:value="10.672171043821" calcext:value-type="float">
            <text:p>10,6721710438</text:p>
          </table:table-cell>
          <table:table-cell table:number-columns-repeated="2"/>
          <table:table-cell table:formula="of:=SQRT( ([.$I$24]*[.$I$24]) + ([.$J$24]*([.B16]-[.$M$2])*[.$J$24]*([.B16]-[.$M$2]))  )" office:value-type="float" office:value="0.00474049241910929" calcext:value-type="float">
            <text:p>0,0047404924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2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2T14:02:08.701502480</meta:creation-date>
    <meta:generator>LibreOffice/4.2.7.2$Linux_X86_64 LibreOffice_project/420m0$Build-2</meta:generator>
    <dc:date>2015-04-22T15:21:57.600989317</dc:date>
    <meta:editing-duration>PT57M41S</meta:editing-duration>
    <meta:editing-cycles>2</meta:editing-cycles>
    <meta:document-statistic meta:table-count="1" meta:cell-count="18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322cm" svg:height="11.278cm" xlink:href=".." xlink:type="simple" chart:class="chart:scatter" chart:style-name="ch1">
        <chart:legend chart:legend-position="end" svg:x="17.829cm" svg:y="5.091cm" style:legend-expansion="high" chart:style-name="ch2"/>
        <chart:plot-area chart:style-name="ch3" table:cell-range-address="Arkusz1.B2:Arkusz1.B8 Arkusz1.J2:Arkusz1.J8" chart:data-source-has-labels="both" svg:x="0.446cm" svg:y="0.225cm" svg:width="16.937cm" svg:height="10.828cm">
          <chartooo:coordinate-region svg:x="1.623cm" svg:y="0.424cm" svg:width="15.428cm" svg:height="9.982cm"/>
          <chart:axis chart:dimension="x" chart:name="primary-x" chart:style-name="ch4" chartooo:axis-type="auto">
            <chart:categories table:cell-range-address="Arkusz1.J2:Arkusz1.J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rkusz1.B2:Arkusz1.B8" chart:class="chart:scatter">
            <chart:domain table:cell-range-address="Arkusz1.J2:Arkusz1.J8"/>
            <chart:regression-curve chart:style-name="ch7">
              <chart:equation chart:display-equation="true" chart:display-r-square="true" svg:x="2.128cm" svg:y="0.57cm"/>
            </chart:regression-curve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J</text:p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float" office:value="0.130077739692083">
                <text:p>0</text:p>
                <draw:g>
                  <svg:desc>Arkusz1.J2:Arkusz1.J8</svg:desc>
                </draw:g>
              </table:table-cell>
              <table:table-cell office:value-type="float" office:value="0.130077739692083">
                <text:p>0.130077739692083</text:p>
                <draw:g>
                  <svg:desc>Arkusz1.J2:Arkusz1.J8</svg:desc>
                </draw:g>
              </table:table-cell>
              <table:table-cell office:value-type="float" office:value="65035">
                <text:p>65035</text:p>
                <draw:g>
                  <svg:desc>Arkusz1.B2:Arkusz1.B8</svg:desc>
                </draw:g>
              </table:table-cell>
            </table:table-row>
            <table:table-row>
              <table:table-cell office:value-type="float" office:value="0.107346895214423">
                <text:p>0</text:p>
              </table:table-cell>
              <table:table-cell office:value-type="float" office:value="0.107346895214423">
                <text:p>0.107346895214423</text:p>
              </table:table-cell>
              <table:table-cell office:value-type="float" office:value="56688">
                <text:p>56688</text:p>
              </table:table-cell>
            </table:table-row>
            <table:table-row>
              <table:table-cell office:value-type="float" office:value="0.0969155216737549">
                <text:p>0</text:p>
              </table:table-cell>
              <table:table-cell office:value-type="float" office:value="0.0969155216737549">
                <text:p>0.0969155216737549</text:p>
              </table:table-cell>
              <table:table-cell office:value-type="float" office:value="52691">
                <text:p>52691</text:p>
              </table:table-cell>
            </table:table-row>
            <table:table-row>
              <table:table-cell office:value-type="float" office:value="0.0906879453944274">
                <text:p>0</text:p>
              </table:table-cell>
              <table:table-cell office:value-type="float" office:value="0.0906879453944274">
                <text:p>0.0906879453944274</text:p>
              </table:table-cell>
              <table:table-cell office:value-type="float" office:value="48084">
                <text:p>48084</text:p>
              </table:table-cell>
            </table:table-row>
            <table:table-row>
              <table:table-cell office:value-type="float" office:value="0.0846899666170852">
                <text:p>0</text:p>
              </table:table-cell>
              <table:table-cell office:value-type="float" office:value="0.0846899666170852">
                <text:p>0.0846899666170852</text:p>
              </table:table-cell>
              <table:table-cell office:value-type="float" office:value="44622">
                <text:p>44622</text:p>
              </table:table-cell>
            </table:table-row>
            <table:table-row>
              <table:table-cell office:value-type="float" office:value="0.0263721369265479">
                <text:p>0</text:p>
              </table:table-cell>
              <table:table-cell office:value-type="float" office:value="0.0263721369265479">
                <text:p>0.0263721369265479</text:p>
              </table:table-cell>
              <table:table-cell office:value-type="float" office:value="18598">
                <text:p>18598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1276">
                <text:p>112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